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2" style:family="graphic" style:parent-style-name="objectwithoutfill">
      <style:graphic-properties svg:stroke-width="0.028cm" svg:stroke-color="#7ffe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2.06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color="#808080" svg:stroke-opacity="60%" draw:fill="none" draw:textarea-vertical-align="middl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614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Fine_20_Dashed" svg:stroke-color="#808080" svg:stroke-opacity="90%" draw:fill="none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1.024cm"/>
      <style:paragraph-properties style:writing-mode="lr-tb"/>
    </style:style>
    <style:style style:name="gr17" style:family="graphic" style:parent-style-name="standard">
      <style:graphic-properties draw:stroke="none" draw:stroke-dash="Ultrafine_20_Dashed" svg:stroke-color="#000000" svg:stroke-opacity="30%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8" style:family="graphic" style:parent-style-name="objectwithoutfill">
      <style:graphic-properties draw:stroke="dash" draw:stroke-dash="Long_20_Dot" svg:stroke-width="0.053cm" svg:stroke-color="#7ffe00" draw:marker-start-width="0.279cm" draw:marker-end-width="0.279cm" svg:stroke-opacity="50%" draw:fill="none" draw:opacity="100%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Long_20_Dot" svg:stroke-width="0.053cm" svg:stroke-color="#ff0000" draw:marker-start-width="0.279cm" draw:marker-end-width="0.279cm" svg:stroke-opacity="50%" draw:fill="none" draw:opacity="100%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dash" draw:stroke-dash="Fine_20_Dashed" svg:stroke-color="#000000" draw:fill="solid" draw:fill-color="#fe7f00" draw:opacity="28%" draw:textarea-horizontal-align="justify" draw:textarea-vertical-align="middle" draw:auto-grow-height="false" fo:min-height="0.029cm" fo:min-width="2.098cm" draw:shadow="hidden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1cm" fo:min-width="2.4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text-position="0% 100%" style:font-name="Times New Roman" fo:font-size="13pt" style:font-size-asian="13pt" style:font-size-complex="13pt"/>
    </style:style>
    <style:style style:name="P6" style:family="paragraph">
      <style:paragraph-properties fo:text-align="center" style:writing-mode="lr-tb"/>
      <style:text-properties style:font-name="Times New Roman"/>
    </style:style>
    <style:style style:name="P7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8" style:family="paragraph"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Times New Roman" fo:font-size="8pt" style:font-size-asian="8pt" style:font-size-complex="8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/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loext:graphic-properties draw:fill="solid" draw:fill-color="#fe7f00" draw:opacity="28%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solid" draw:fill-color="#ffffff"/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name-asian="Liberation Sans2" style:font-size-asian="10pt" style:font-name-complex="Liberation Sans2" style:font-size-complex="10pt"/>
    </style:style>
    <style:style style:name="T2" style:family="text">
      <style:text-properties style:text-position="33% 58%" style:font-name="Times New Roman" fo:font-size="10pt" style:font-name-asian="Liberation Sans2" style:font-size-asian="10pt" style:font-name-complex="Liberation Sans2" style:font-size-complex="10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text-position="0% 100%" style:font-name="Times New Roman"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7pt" style:font-size-asian="7pt" style:font-size-complex="7pt"/>
    </style:style>
    <style:style style:name="T7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style:font-name="Liberation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12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6cm" svg:height="0.64cm" svg:x="5.466cm" svg:y="1.366cm">
          <draw:text-box>
            <text:p><text:span text:style-name="T1">δ</text:span><text:span text:style-name="T2">min</text:span></text:p>
          </draw:text-box>
        </draw:frame>
        <draw:line draw:style-name="gr2" draw:text-style-name="P2" draw:layer="layout" svg:x1="7.254cm" svg:y1="2.024cm" svg:x2="7.254cm" svg:y2="1.82cm">
          <text:p/>
        </draw:line>
        <draw:custom-shape draw:style-name="gr3" draw:text-style-name="P3" draw:layer="layout" svg:width="12.569cm" svg:height="0.889cm" svg:x="0.884cm" svg:y="6.55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783cm" svg:y1="0.07cm" svg:x2="2.783cm" svg:y2="6.166cm">
          <text:p/>
        </draw:line>
        <draw:line draw:style-name="gr5" draw:text-style-name="P2" draw:layer="layout" svg:x1="2.402cm" svg:y1="5.785cm" svg:x2="13.705cm" svg:y2="5.785cm">
          <text:p/>
        </draw:line>
        <draw:frame draw:style-name="gr6" draw:text-style-name="P1" draw:layer="layout" svg:width="1.651cm" svg:height="0.762cm" svg:x="0.878cm" svg:y="4.515cm">
          <draw:text-box>
            <text:p><text:span text:style-name="T3">Depot</text:span></text:p>
          </draw:text-box>
        </draw:frame>
        <draw:frame draw:style-name="gr7" draw:text-style-name="P1" draw:layer="layout" svg:width="2.412cm" svg:height="0.755cm" svg:x="0.424cm" svg:y="2.016cm">
          <draw:text-box>
            <text:p><text:span text:style-name="T3">Patient</text:span></text:p>
          </draw:text-box>
        </draw:frame>
        <draw:line draw:style-name="gr8" draw:text-style-name="P2" draw:layer="layout" svg:x1="2.91cm" svg:y1="4.897cm" svg:x2="4.768cm" svg:y2="2.413cm">
          <text:p/>
        </draw:line>
        <draw:line draw:style-name="gr9" draw:text-style-name="P2" draw:layer="layout" svg:x1="2.786cm" svg:y1="4.913cm" svg:x2="13.073cm" svg:y2="4.913cm">
          <text:p/>
        </draw:line>
        <draw:frame draw:style-name="gr7" draw:text-style-name="P1" draw:layer="layout" svg:width="2.412cm" svg:height="0.755cm" svg:x="12.637cm" svg:y="5.717cm">
          <draw:text-box>
            <text:p><text:span text:style-name="T3">Time</text:span></text:p>
          </draw:text-box>
        </draw:frame>
        <draw:custom-shape draw:style-name="gr10" draw:text-style-name="P4" draw:layer="layout" svg:width="0.368cm" svg:height="0.254cm" svg:x="2.796cm" svg:y="4.7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58cm" svg:height="0.254cm" svg:x="11.696cm" svg:y="4.78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92cm" svg:y1="2.413cm" svg:x2="9.271cm" svg:y2="4.826cm">
          <text:p/>
        </draw:line>
        <draw:line draw:style-name="gr11" draw:text-style-name="P2" draw:layer="layout" svg:x1="8.792cm" svg:y1="2.405cm" svg:x2="11.696cm" svg:y2="4.769cm">
          <text:p/>
        </draw:line>
        <draw:line draw:style-name="gr4" draw:text-style-name="P2" draw:layer="layout" svg:x1="4.785cm" svg:y1="5.531cm" svg:x2="4.785cm" svg:y2="5.912cm">
          <text:p/>
        </draw:line>
        <draw:line draw:style-name="gr4" draw:text-style-name="P2" draw:layer="layout" svg:x1="7.785cm" svg:y1="5.532cm" svg:x2="7.785cm" svg:y2="5.913cm">
          <text:p/>
        </draw:line>
        <draw:line draw:style-name="gr4" draw:text-style-name="P2" draw:layer="layout" svg:x1="10.785cm" svg:y1="5.533cm" svg:x2="10.785cm" svg:y2="5.914cm">
          <text:p/>
        </draw:line>
        <draw:line draw:style-name="gr8" draw:text-style-name="P2" draw:layer="layout" svg:x1="4.727cm" svg:y1="7.053cm" svg:x2="5.743cm" svg:y2="7.052cm">
          <text:p/>
        </draw:line>
        <draw:frame draw:style-name="gr12" draw:text-style-name="P5" draw:layer="layout" svg:width="4.173cm" svg:height="0.864cm" svg:x="5.623cm" svg:y="6.715cm">
          <draw:text-box>
            <text:p><text:span text:style-name="T4">Route of caregiver 1</text:span></text:p>
          </draw:text-box>
        </draw:frame>
        <draw:line draw:style-name="gr13" draw:text-style-name="P2" draw:layer="layout" svg:x1="9.118cm" svg:y1="7.054cm" svg:x2="10.134cm" svg:y2="7.053cm">
          <text:p/>
        </draw:line>
        <draw:frame draw:style-name="gr12" draw:text-style-name="P5" draw:layer="layout" svg:width="4.173cm" svg:height="0.864cm" svg:x="10.044cm" svg:y="6.715cm">
          <draw:text-box>
            <text:p><text:span text:style-name="T5">Route of </text:span><text:span text:style-name="T4">caregiver 2</text:span></text:p>
          </draw:text-box>
        </draw:frame>
        <draw:line draw:style-name="gr9" draw:text-style-name="P2" draw:layer="layout" svg:x1="1.031cm" svg:y1="7.013cm" svg:x2="2.043cm" svg:y2="7.013cm">
          <text:p/>
        </draw:line>
        <draw:frame draw:style-name="gr12" draw:text-style-name="P5" draw:layer="layout" svg:width="4.173cm" svg:height="0.864cm" svg:x="2.024cm" svg:y="6.696cm">
          <draw:text-box>
            <text:p><text:span text:style-name="T4">Time window</text:span></text:p>
          </draw:text-box>
        </draw:frame>
        <draw:line draw:style-name="gr2" draw:text-style-name="P2" draw:layer="layout" svg:x1="4.767cm" svg:y1="1.92cm" svg:x2="7.239cm" svg:y2="1.92cm">
          <text:p/>
        </draw:line>
        <draw:line draw:style-name="gr2" draw:text-style-name="P2" draw:layer="layout" svg:x1="4.767cm" svg:y1="2.024cm" svg:x2="4.767cm" svg:y2="1.82cm">
          <text:p/>
        </draw:line>
        <draw:line draw:style-name="gr14" draw:text-style-name="P2" draw:layer="layout" svg:x1="4.764cm" svg:y1="1.265cm" svg:x2="10.1cm" svg:y2="1.253cm">
          <text:p/>
        </draw:line>
        <draw:line draw:style-name="gr14" draw:text-style-name="P2" draw:layer="layout" svg:x1="4.764cm" svg:y1="1.357cm" svg:x2="4.764cm" svg:y2="1.153cm">
          <text:p/>
        </draw:line>
        <draw:line draw:style-name="gr14" draw:text-style-name="P2" draw:layer="layout" svg:x1="10.081cm" svg:y1="1.357cm" svg:x2="10.081cm" svg:y2="1.153cm">
          <text:p/>
        </draw:line>
        <draw:frame draw:style-name="gr1" draw:text-style-name="P1" draw:layer="layout" svg:width="1.016cm" svg:height="0.64cm" svg:x="6.866cm" svg:y="0.734cm">
          <draw:text-box>
            <text:p><text:span text:style-name="T1">δ</text:span><text:span text:style-name="T2">max</text:span></text:p>
          </draw:text-box>
        </draw:frame>
        <draw:line draw:style-name="gr15" draw:text-style-name="P2" draw:layer="layout" svg:x1="3.75cm" svg:y1="2.413cm" svg:x2="9.211cm" svg:y2="2.405cm">
          <text:p/>
        </draw:line>
        <draw:custom-shape draw:style-name="gr10" draw:text-style-name="P4" draw:layer="layout" svg:width="0.358cm" svg:height="0.254cm" svg:x="9.296cm" svg:y="4.783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5.413cm" svg:y1="4.906cm" svg:x2="7.271cm" svg:y2="2.422cm">
          <text:p/>
        </draw:line>
        <draw:custom-shape draw:style-name="gr10" draw:text-style-name="P4" draw:layer="layout" svg:width="0.368cm" svg:height="0.254cm" svg:x="5.296cm" svg:y="4.7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524cm" svg:height="0.381cm" svg:x="4.768cm" svg:y="2.215cm">
          <text:p text:style-name="P6"><text:span text:style-name="T6">svc = 2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24cm" svg:height="0.381cm" svg:x="7.268cm" svg:y="2.215cm">
          <text:p text:style-name="P8"><text:span text:style-name="T6">svc = 5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175cm" svg:height="0.877cm" svg:x="10.935cm" svg:y="0.154cm">
          <draw:text-box>
            <text:p text:style-name="P10"><text:span text:style-name="T7">Priority: </text:span></text:p>
            <text:p text:style-name="P10"><text:span text:style-name="T8">service 2 &gt; service 5</text:span></text:p>
          </draw:text-box>
        </draw:frame>
        <draw:line draw:style-name="gr18" draw:text-style-name="P12" draw:layer="layout" svg:x1="7.239cm" svg:y1="5.842cm" svg:x2="7.239cm" svg:y2="2.032cm">
          <text:p/>
        </draw:line>
        <draw:line draw:style-name="gr19" draw:text-style-name="P12" draw:layer="layout" svg:x1="10.052cm" svg:y1="5.842cm" svg:x2="10.052cm" svg:y2="1.525cm">
          <text:p/>
        </draw:line>
        <draw:frame draw:style-name="gr20" draw:text-style-name="P13" draw:layer="layout" svg:width="0.731cm" svg:height="0.82cm" svg:x="6.856cm" svg:y="5.613cm">
          <draw:text-box>
            <text:p><text:span text:style-name="T9">t</text:span><text:span text:style-name="T10">e</text:span></text:p>
          </draw:text-box>
        </draw:frame>
        <draw:frame draw:style-name="gr20" draw:text-style-name="P13" draw:layer="layout" svg:width="0.689cm" svg:height="0.82cm" svg:x="9.656cm" svg:y="5.613cm">
          <draw:text-box>
            <text:p><text:span text:style-name="T9">t</text:span><text:span text:style-name="T10">l</text:span></text:p>
          </draw:text-box>
        </draw:frame>
      </draw:page>
      <draw:page draw:name="page2" draw:style-name="dp1" draw:master-page-name="Default">
        <draw:custom-shape draw:style-name="gr21" draw:text-style-name="P15" draw:layer="layout" svg:width="2.598cm" svg:height="0.279cm" svg:x="4.768cm" svg:y="2.265cm">
          <text:p text:style-name="P14"><text:span text:style-name="T11">waiting <text:s/>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783cm" svg:y1="0.07cm" svg:x2="2.783cm" svg:y2="6.166cm">
          <text:p/>
        </draw:line>
        <draw:line draw:style-name="gr5" draw:text-style-name="P2" draw:layer="layout" svg:x1="2.402cm" svg:y1="5.785cm" svg:x2="13.705cm" svg:y2="5.785cm">
          <text:p/>
        </draw:line>
        <draw:frame draw:style-name="gr6" draw:text-style-name="P1" draw:layer="layout" svg:width="1.651cm" svg:height="0.762cm" svg:x="0.878cm" svg:y="4.515cm">
          <draw:text-box>
            <text:p><text:span text:style-name="T3">Depot</text:span></text:p>
          </draw:text-box>
        </draw:frame>
        <draw:frame draw:style-name="gr7" draw:text-style-name="P1" draw:layer="layout" svg:width="2.412cm" svg:height="0.755cm" svg:x="0.424cm" svg:y="2.016cm">
          <draw:text-box>
            <text:p><text:span text:style-name="T3">Patient 1</text:span></text:p>
          </draw:text-box>
        </draw:frame>
        <draw:line draw:style-name="gr8" draw:text-style-name="P2" draw:layer="layout" svg:x1="2.91cm" svg:y1="4.897cm" svg:x2="4.768cm" svg:y2="2.413cm">
          <text:p/>
        </draw:line>
        <draw:line draw:style-name="gr9" draw:text-style-name="P2" draw:layer="layout" svg:x1="2.786cm" svg:y1="4.913cm" svg:x2="13.073cm" svg:y2="4.913cm">
          <text:p/>
        </draw:line>
        <draw:frame draw:style-name="gr7" draw:text-style-name="P1" draw:layer="layout" svg:width="2.412cm" svg:height="0.755cm" svg:x="12.637cm" svg:y="5.717cm">
          <draw:text-box>
            <text:p><text:span text:style-name="T3">Time</text:span></text:p>
          </draw:text-box>
        </draw:frame>
        <draw:custom-shape draw:style-name="gr10" draw:text-style-name="P4" draw:layer="layout" svg:width="0.368cm" svg:height="0.254cm" svg:x="2.796cm" svg:y="4.7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58cm" svg:height="0.254cm" svg:x="11.696cm" svg:y="4.78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763cm" svg:y1="2.367cm" svg:x2="11.684cm" svg:y2="4.78cm">
          <text:p/>
        </draw:line>
        <draw:line draw:style-name="gr11" draw:text-style-name="P2" draw:layer="layout" svg:x1="8.792cm" svg:y1="2.405cm" svg:x2="11.919cm" svg:y2="4.783cm">
          <text:p/>
        </draw:line>
        <draw:line draw:style-name="gr4" draw:text-style-name="P2" draw:layer="layout" svg:x1="4.785cm" svg:y1="5.531cm" svg:x2="4.785cm" svg:y2="5.912cm">
          <text:p/>
        </draw:line>
        <draw:line draw:style-name="gr4" draw:text-style-name="P2" draw:layer="layout" svg:x1="7.785cm" svg:y1="5.532cm" svg:x2="7.785cm" svg:y2="5.913cm">
          <text:p/>
        </draw:line>
        <draw:line draw:style-name="gr4" draw:text-style-name="P2" draw:layer="layout" svg:x1="10.785cm" svg:y1="5.533cm" svg:x2="10.785cm" svg:y2="5.914cm">
          <text:p/>
        </draw:line>
        <draw:line draw:style-name="gr15" draw:text-style-name="P2" draw:layer="layout" svg:x1="3.75cm" svg:y1="2.413cm" svg:x2="9.211cm" svg:y2="2.405cm">
          <text:p/>
        </draw:line>
        <draw:custom-shape draw:style-name="gr3" draw:text-style-name="P3" draw:layer="layout" svg:width="12.569cm" svg:height="0.889cm" svg:x="0.884cm" svg:y="6.55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727cm" svg:y1="7.052cm" svg:x2="5.743cm" svg:y2="7.051cm">
          <text:p/>
        </draw:line>
        <draw:frame draw:style-name="gr12" draw:text-style-name="P5" draw:layer="layout" svg:width="4.173cm" svg:height="0.864cm" svg:x="5.623cm" svg:y="6.714cm">
          <draw:text-box>
            <text:p><text:span text:style-name="T4">Route of caregiver 1</text:span></text:p>
          </draw:text-box>
        </draw:frame>
        <draw:line draw:style-name="gr13" draw:text-style-name="P2" draw:layer="layout" svg:x1="9.118cm" svg:y1="7.053cm" svg:x2="10.134cm" svg:y2="7.052cm">
          <text:p/>
        </draw:line>
        <draw:frame draw:style-name="gr12" draw:text-style-name="P5" draw:layer="layout" svg:width="4.173cm" svg:height="0.864cm" svg:x="10.044cm" svg:y="6.714cm">
          <draw:text-box>
            <text:p><text:span text:style-name="T5">Route of </text:span><text:span text:style-name="T4">caregiver 2</text:span></text:p>
          </draw:text-box>
        </draw:frame>
        <draw:line draw:style-name="gr9" draw:text-style-name="P2" draw:layer="layout" svg:x1="1.031cm" svg:y1="7.012cm" svg:x2="2.043cm" svg:y2="7.012cm">
          <text:p/>
        </draw:line>
        <draw:frame draw:style-name="gr12" draw:text-style-name="P5" draw:layer="layout" svg:width="4.173cm" svg:height="0.864cm" svg:x="2.024cm" svg:y="6.695cm">
          <draw:text-box>
            <text:p><text:span text:style-name="T4">Time window</text:span></text:p>
          </draw:text-box>
        </draw:frame>
        <draw:line draw:style-name="gr13" draw:text-style-name="P2" draw:layer="layout" svg:x1="5.761cm" svg:y1="0.709cm" svg:x2="7.271cm" svg:y2="2.422cm">
          <text:p/>
        </draw:line>
        <draw:frame draw:style-name="gr7" draw:text-style-name="P1" draw:layer="layout" svg:width="2.412cm" svg:height="0.755cm" svg:x="0.424cm" svg:y="0.317cm">
          <draw:text-box>
            <text:p><text:span text:style-name="T3">Patient 2</text:span></text:p>
          </draw:text-box>
        </draw:frame>
        <draw:line draw:style-name="gr15" draw:text-style-name="P2" draw:layer="layout" svg:x1="2.815cm" svg:y1="0.709cm" svg:x2="6.574cm" svg:y2="0.709cm">
          <text:p/>
        </draw:line>
        <draw:custom-shape draw:style-name="gr22" draw:text-style-name="P16" draw:layer="layout" svg:width="2.978cm" svg:height="0.381cm" svg:x="2.783cm" svg:y="0.508cm">
          <text:p text:style-name="P8"><text:span text:style-name="T12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24cm" svg:height="0.381cm" svg:x="7.268cm" svg:y="2.215cm">
          <text:p text:style-name="P8"><text:span text:style-name="T6">svc = 1+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9T21:12:25.379816710</meta:creation-date>
    <dc:date>2021-03-03T11:05:31.325056999</dc:date>
    <meta:editing-duration>PT33M3S</meta:editing-duration>
    <meta:editing-cycles>15</meta:editing-cycles>
    <meta:generator>LibreOffice/6.4.6.2$Linux_X86_64 LibreOffice_project/40$Build-2</meta:generator>
    <meta:document-statistic meta:object-count="68"/>
  </office:meta>
</office:document-meta>
</file>